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egrito Itálic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c1ef" officeooo:paragraph-rsid="0003c1ef"/>
    </style:style>
    <style:style style:name="P2" style:family="paragraph" style:parent-style-name="Standard">
      <style:text-properties fo:language="pt" fo:country="BR" officeooo:rsid="0004ff33" officeooo:paragraph-rsid="0004ff33"/>
    </style:style>
    <style:style style:name="P3" style:family="paragraph" style:parent-style-name="Standard">
      <style:text-properties fo:language="pt" fo:country="BR" officeooo:rsid="0005c9ef" officeooo:paragraph-rsid="0005c9ef"/>
    </style:style>
    <style:style style:name="P4" style:family="paragraph" style:parent-style-name="Text_20_body">
      <style:text-properties fo:language="pt" fo:country="BR"/>
    </style:style>
    <style:style style:name="P5" style:family="paragraph" style:parent-style-name="Text_20_body">
      <style:text-properties officeooo:paragraph-rsid="0005c9ef"/>
    </style:style>
    <style:style style:name="P6" style:family="paragraph" style:parent-style-name="Text_20_body">
      <style:text-properties officeooo:rsid="0009eb1e" officeooo:paragraph-rsid="0009eb1e"/>
    </style:style>
    <style:style style:name="P7" style:family="paragraph" style:parent-style-name="Text_20_body">
      <style:text-properties officeooo:rsid="000b7f9e" officeooo:paragraph-rsid="000b7f9e"/>
    </style:style>
    <style:style style:name="P8" style:family="paragraph" style:parent-style-name="Text_20_body">
      <style:text-properties officeooo:paragraph-rsid="0009eb1e"/>
    </style:style>
    <style:style style:name="P9" style:family="paragraph" style:parent-style-name="Text_20_body">
      <style:text-properties officeooo:rsid="0011082d" officeooo:paragraph-rsid="0011082d"/>
    </style:style>
    <style:style style:name="P10" style:family="paragraph" style:parent-style-name="Text_20_body">
      <style:text-properties officeooo:rsid="00125c5f" officeooo:paragraph-rsid="00125c5f"/>
    </style:style>
    <style:style style:name="P11" style:family="paragraph" style:parent-style-name="Text_20_body">
      <style:paragraph-properties fo:break-before="page"/>
      <style:text-properties officeooo:rsid="00125c5f" officeooo:paragraph-rsid="00125c5f"/>
    </style:style>
    <style:style style:name="P12" style:family="paragraph" style:parent-style-name="Heading_20_1">
      <style:text-properties officeooo:paragraph-rsid="0009eb1e"/>
    </style:style>
    <style:style style:name="P13" style:family="paragraph" style:parent-style-name="Heading_20_1">
      <style:text-properties officeooo:rsid="000d6411" officeooo:paragraph-rsid="000d6411"/>
    </style:style>
    <style:style style:name="P14" style:family="paragraph" style:parent-style-name="Heading_20_1">
      <style:text-properties officeooo:rsid="0011082d" officeooo:paragraph-rsid="0011082d"/>
    </style:style>
    <style:style style:name="P15" style:family="paragraph" style:parent-style-name="Heading_20_2">
      <style:text-properties officeooo:rsid="0011082d" officeooo:paragraph-rsid="0011082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05c9ef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fo:language="pt" fo:country="BR"/>
    </style:style>
    <style:style style:name="P20" style:family="paragraph" style:parent-style-name="Text_20_body" style:list-style-name="L3">
      <style:text-properties fo:language="pt" fo:country="BR"/>
    </style:style>
    <style:style style:name="P21" style:family="paragraph" style:parent-style-name="Text_20_body" style:list-style-name="L3"/>
    <style:style style:name="P22" style:family="paragraph" style:parent-style-name="Text_20_body" style:list-style-name="L4">
      <style:text-properties officeooo:rsid="00102784" officeooo:paragraph-rsid="00102784"/>
    </style:style>
    <style:style style:name="P23" style:family="paragraph" style:parent-style-name="Text_20_body" style:list-style-name="L5">
      <style:text-properties officeooo:rsid="000b7f9e" officeooo:paragraph-rsid="000b7f9e"/>
    </style:style>
    <style:style style:name="P24" style:family="paragraph" style:parent-style-name="Text_20_body" style:list-style-name="L6">
      <style:text-properties officeooo:rsid="000b7f9e" officeooo:paragraph-rsid="000b7f9e"/>
    </style:style>
    <style:style style:name="P25" style:family="paragraph" style:parent-style-name="Text_20_body" style:list-style-name="L7">
      <style:text-properties officeooo:rsid="0011082d" officeooo:paragraph-rsid="0011082d"/>
    </style:style>
    <style:style style:name="P26" style:family="paragraph" style:parent-style-name="Text_20_body" style:list-style-name="L8">
      <style:text-properties officeooo:rsid="0011082d" officeooo:paragraph-rsid="0011082d"/>
    </style:style>
    <style:style style:name="P27" style:family="paragraph" style:parent-style-name="Text_20_body" style:list-style-name="L9">
      <style:text-properties officeooo:rsid="0011082d" officeooo:paragraph-rsid="0011082d"/>
    </style:style>
    <style:style style:name="P28" style:family="paragraph" style:parent-style-name="Text_20_body" style:list-style-name="L10">
      <style:text-properties officeooo:rsid="0011082d" officeooo:paragraph-rsid="0011082d"/>
    </style:style>
    <style:style style:name="P29" style:family="paragraph" style:parent-style-name="Text_20_body" style:list-style-name="L11">
      <style:text-properties officeooo:rsid="0011082d" officeooo:paragraph-rsid="0011082d"/>
    </style:style>
    <style:style style:name="T1" style:family="text">
      <style:text-properties officeooo:rsid="0005c9ef"/>
    </style:style>
    <style:style style:name="T2" style:family="text">
      <style:text-properties officeooo:rsid="0009eb1e"/>
    </style:style>
    <style:style style:name="T3" style:family="text">
      <style:text-properties fo:font-style="italic" officeooo:rsid="0009eb1e" style:font-style-asian="italic" style:font-style-complex="italic"/>
    </style:style>
    <style:style style:name="T4" style:family="text">
      <style:text-properties officeooo:rsid="000d6411"/>
    </style:style>
    <style:style style:name="T5" style:family="text">
      <style:text-properties officeooo:rsid="001108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emunhas de Jeová</text:h>
      <text:p text:style-name="Text_20_body"><text:tab/>→ No começo eram “estudantes da bíblia”</text:p>
      <text:p text:style-name="P1"/>
      <text:p text:style-name="Abstrato">“<text:span text:style-name="T4">Finge que aqui tem um texto importante que precisa estar na primeira página descrevendo o trabalho e enchendo um pouco de linguiça e tal, né, porque ninguém é de ferro.”</text:span></text:p>
      <text:p text:style-name="P1"/>
      <text:list xml:id="list3384342844" text:style-name="L1">
        <text:list-item>
          <text:p text:style-name="P16">Movimento religioso que se apresenta como uma religião cristã não-trinitária.</text:p>
        </text:list-item>
        <text:list-item>
          <text:p text:style-name="P16">São monoteístas, adoram exclusivamente a Jeová.</text:p>
        </text:list-item>
        <text:list-item>
          <text:p text:style-name="P17">Suas bases doutrinárias são fundamentadas na Bíblia, Revista Sentinela e Despertai.</text:p>
        </text:list-item>
      </text:list>
      <text:p text:style-name="P5"/>
      <text:h text:style-name="Heading_20_1" text:outline-level="1">Ma<text:span text:style-name="T1">ç</text:span>onari<text:span text:style-name="T1">a</text:span></text:h>
      <text:p text:style-name="P2"/>
      <text:list xml:id="list1849486852" text:style-name="L2">
        <text:list-item>
          <text:p text:style-name="P19">Ma<text:span text:style-name="T1">çonaria</text:span> – Arte do construtor.</text:p>
        </text:list-item>
        <text:list-item>
          <text:p text:style-name="P19">Construção do templo de Salomão – Mais antiga sociedade secreta da história.</text:p>
        </text:list-item>
        <text:list-item>
          <text:p text:style-name="P18">Hiram Abiff, mestre ferido por pedra e esquadro.</text:p>
        </text:list-item>
      </text:list>
      <text:p text:style-name="P4"/>
      <text:p text:style-name="Citação">“They kinda want to be Good guys and keep secrets.”</text:p>
      <text:p text:style-name="Standard"/>
      <text:h text:style-name="Heading_20_1" text:outline-level="1">Budismo</text:h>
      <text:p text:style-name="P3"/>
      <text:list xml:id="list2662984633" text:style-name="L3">
        <text:list-item>
          <text:p text:style-name="P21">A vida é sofrimento.</text:p>
        </text:list-item>
        <text:list-item>
          <text:p text:style-name="P20">O sofrimento é fruto do desejo.</text:p>
        </text:list-item>
        <text:list-item>
          <text:p text:style-name="P20">Ele acaba quando termina o desejo.</text:p>
        </text:list-item>
        <text:list-item>
          <text:p text:style-name="P20">Ele é alcançado quando se segue os ensinamentos de Buda.</text:p>
        </text:list-item>
      </text:list>
      <text:p text:style-name="P4"/>
      <text:h text:style-name="P12" text:outline-level="1">Hinduísmo</text:h>
      <text:p text:style-name="P8"><text:span text:style-name="T2"><text:tab/>Surgiu com as escrituras “</text:span><text:span text:style-name="T3">vedas</text:span><text:span text:style-name="T2">”</text:span></text:p>
      <text:list xml:id="list3653489358" text:style-name="L4">
        <text:list-item>
          <text:p text:style-name="P22">3ª Maior religião</text:p>
        </text:list-item>
        <text:list-item>
          <text:p text:style-name="P22">Politeísta</text:p>
        </text:list-item>
      </text:list>
      <text:p text:style-name="Text_20_body"/>
      <text:h text:style-name="Heading_20_2" text:outline-level="2">Doutrinas</text:h>
      <text:list xml:id="list3530787360" text:style-name="L5">
        <text:list-item>
          <text:p text:style-name="P23">Carma</text:p>
        </text:list-item>
        <text:list-item>
          <text:p text:style-name="P23">Moksha (encontro com Brahma)</text:p>
        </text:list-item>
        <text:list-item>
          <text:p text:style-name="P23">Dharma</text:p>
        </text:list-item>
        <text:list-item>
          <text:p text:style-name="P23">Sansara (big)</text:p>
        </text:list-item>
        <text:list-item>
          <text:p text:style-name="P23">Animais sagrados (Vaca, Crocodilo, Macaco e Cobra)</text:p>
        </text:list-item>
        <text:list-item>
          <text:p text:style-name="P23">Mantras</text:p>
        </text:list-item>
      </text:list>
      <text:p text:style-name="P7"/>
      <text:p text:style-name="P7"/>
      <text:p text:style-name="P7"/>
      <text:p text:style-name="P7"/>
      <text:h text:style-name="Heading_20_2" text:outline-level="2"><text:soft-page-break/>rituais</text:h>
      <text:list xml:id="list3645004248" text:style-name="L6">
        <text:list-item>
          <text:p text:style-name="P24">Nascimento (desenham com mel Ohm...)</text:p>
        </text:list-item>
        <text:list-item>
          <text:p text:style-name="P24">Casamento</text:p>
        </text:list-item>
        <text:list-item>
          <text:p text:style-name="P24">Morte (Cremação e cinzas no rio “sagrado”)</text:p>
        </text:list-item>
      </text:list>
      <text:p text:style-name="P7"/>
      <text:h text:style-name="P13" text:outline-level="1">Judaísmo</text:h>
      <text:p text:style-name="P6"><text:tab/><text:span text:style-name="T5">A história dos Judeus descrita na bíblia, Abraão → Juízes, Reis e profetas… etc.</text:span></text:p>
      <text:p text:style-name="P6"/>
      <text:h text:style-name="Heading_20_2" text:outline-level="2">Ortodoxos:</text:h>
      <text:list xml:id="list2015041029" text:style-name="L7">
        <text:list-item>
          <text:p text:style-name="P25">Kosher</text:p>
        </text:list-item>
        <text:list-item>
          <text:p text:style-name="P25">Sábado</text:p>
        </text:list-item>
        <text:list-item>
          <text:p text:style-name="P25">Homem e mulher separados no serviço do templo</text:p>
        </text:list-item>
        <text:list-item>
          <text:p text:style-name="P25">Torá deve ser seguida rigorosamente</text:p>
        </text:list-item>
      </text:list>
      <text:h text:style-name="Heading_20_2" text:outline-level="2">Conservadores:</text:h>
      <text:list xml:id="list357111026" text:style-name="L8">
        <text:list-item>
          <text:p text:style-name="P26">Iniciou nos Estados Unidos</text:p>
        </text:list-item>
        <text:list-item>
          <text:p text:style-name="P26">Eles mantêm os três pilares</text:p>
          <text:list>
            <text:list-item>
              <text:p text:style-name="P26">Lei Judaíca</text:p>
            </text:list-item>
            <text:list-item>
              <text:p text:style-name="P26">Esperança da Libertação nacional</text:p>
            </text:list-item>
            <text:list-item>
              <text:p text:style-name="P26">Utilização do hebraico como língua do povo</text:p>
            </text:list-item>
          </text:list>
        </text:list-item>
      </text:list>
      <text:h text:style-name="P15" text:outline-level="2">Reformistas:</text:h>
      <text:list xml:id="list3868018374" text:style-name="L9">
        <text:list-item>
          <text:p text:style-name="P27">Lei passiva de mudanças?</text:p>
        </text:list-item>
      </text:list>
      <text:p text:style-name="P9"/>
      <text:p text:style-name="P9"/>
      <text:h text:style-name="P14" text:outline-level="1">Doutrinas</text:h>
      <text:list xml:id="list3221260405" text:style-name="L10">
        <text:list-item>
          <text:p text:style-name="P28">Livro sagrado Torá</text:p>
        </text:list-item>
        <text:list-item>
          <text:p text:style-name="P28">Três pilares da fé</text:p>
          <text:list>
            <text:list-item>
              <text:p text:style-name="P28">Teshuvá → prece </text:p>
            </text:list-item>
            <text:list-item>
              <text:p text:style-name="P28">Tefilá → ...</text:p>
            </text:list-item>
            <text:list-item>
              <text:p text:style-name="P28">Tsedacá → Caridade, Justiça</text:p>
            </text:list-item>
          </text:list>
        </text:list-item>
      </text:list>
      <text:p text:style-name="P9"/>
      <text:h text:style-name="P15" text:outline-level="2">Rituais judaicos</text:h>
      <text:list xml:id="list1637225586" text:style-name="L11">
        <text:list-item>
          <text:p text:style-name="P29">Brit Milá → Circuncisão </text:p>
        </text:list-item>
        <text:list-item>
          <text:p text:style-name="P29">Bar Mitzvah → Primeira leitura da Torá ( anos)</text:p>
        </text:list-item>
        <text:list-item>
          <text:p text:style-name="P29">Bat Mitzvah → …</text:p>
        </text:list-item>
      </text:list>
      <text:p text:style-name="P9"/>
      <text:h text:style-name="Heading_20_2" text:outline-level="2">Refutações Bíblicas…</text:h>
      <text:p text:style-name="Text_20_body"/>
      <text:p text:style-name="P10">Huh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egrito Itálic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fo:language="pt" fo:country="BR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fo:margin-top="0cm" fo:margin-bottom="0.3cm" style:contextual-spacing="false"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text:number-lines="true" text:line-number="1"/>
      <style:text-properties fo:text-transform="uppercase" fo:font-size="12pt" fo:language="pt" fo:country="B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text-transform="capitalize" style:font-name="Arial1" fo:font-family="Arial" style:font-style-name="Negrito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text-transform="capitalize" style:font-name="Arial" fo:font-family="Arial" style:font-style-name="Negrito Itálico" style:font-family-generic="swiss" style:font-pitch="variabl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variant="normal" fo:text-transform="none" style:font-name="Arial" fo:font-family="Arial" style:font-style-name="Negrito Itálico" style:font-family-generic="swiss" style:font-pitch="variabl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o" style:font-family-generic="swiss" style:font-pitch="variable"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center" style:justify-single-word="false"/>
      <style:text-properties fo:text-transform="uppercase" style:font-name="Arial2" fo:font-family="Arial" style:font-style-name="Normal" style:font-family-generic="swiss" style:font-pitch="variabl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paragraph-properties fo:margin-left="3cm" fo:margin-right="0cm" fo:text-indent="0cm" style:auto-text-indent="false"/>
      <style:text-properties style:font-name="Arial2" fo:font-family="Arial" style:font-style-name="Normal" style:font-family-generic="swiss" style:font-pitch="variable" fo:language="pt" fo:country="BR" fo:font-style="italic"/>
    </style:style>
    <style:style style:name="Abstrato" style:family="paragraph" style:parent-style-name="Standard">
      <style:paragraph-properties fo:margin-left="8.999cm" fo:margin-right="0cm" fo:text-align="justify" style:justify-single-word="false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9T10:07:45.883000000</dc:date>
    <meta:editing-duration>PT49M27S</meta:editing-duration>
    <meta:editing-cycles>13</meta:editing-cycles>
    <meta:document-statistic meta:table-count="0" meta:image-count="0" meta:object-count="0" meta:page-count="3" meta:paragraph-count="58" meta:word-count="307" meta:character-count="1724" meta:non-whitespace-character-count="1507"/>
  </office:meta>
</office:document-meta>
</file>